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5cm"/>
    </style:style>
    <style:style style:name="co3" style:family="table-column">
      <style:table-column-properties fo:break-before="auto" style:column-width="4.741cm"/>
    </style:style>
    <style:style style:name="co4" style:family="table-column">
      <style:table-column-properties fo:break-before="auto" style:column-width="1.884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3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1.3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10pt" style:font-size-asian="10pt" style:font-size-complex="10pt" fo:hyphenate="true"/>
    </style:style>
    <style:style style:name="ce2" style:family="table-cell" style:parent-style-name="Default">
      <style:table-cell-properties fo:wrap-option="no-wrap"/>
      <style:text-properties fo:font-size="10pt" style:font-size-asian="10pt" style:font-size-complex="10pt" fo:hyphenate="false"/>
    </style:style>
    <style:style style:name="ce3" style:family="table-cell" style:parent-style-name="Default">
      <style:table-cell-properties fo:wrap-option="no-wrap"/>
      <style:text-properties fo:hyphenate="false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 style:data-style-name="N110"/>
    <style:style style:name="ce6" style:family="table-cell" style:parent-style-name="Default" style:data-style-name="N108"/>
    <style:style style:name="ce7" style:family="table-cell" style:parent-style-name="Default" style:data-style-name="N11"/>
    <style:style style:name="ce8" style:family="table-cell" style:parent-style-name="Default" style:data-style-name="N110">
      <style:text-properties fo:font-size="10pt" style:font-size-asian="10pt" style:font-size-complex="10pt"/>
    </style:style>
    <style:style style:name="ce9" style:family="table-cell" style:parent-style-name="Default" style:data-style-name="N108">
      <style:text-properties fo:font-size="10pt" style:font-size-asian="10pt" style:font-size-complex="10pt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gr1" style:family="graphic">
      <style:graphic-properties draw:stroke="solid" draw:stroke-dash="_32__20_Dots_20_1_20_Dash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 draw:ole-draw-aspect="1"/>
    </style:style>
    <style:style style:name="gr2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.982cm" svg:height="8.988cm" svg:x="29.572cm" svg:y="0.604cm">
            <draw:object draw:notify-on-update-of-ranges="Sheet1.B6:Sheet1.B6 Sheet1.C6:Sheet1.I6 Sheet1.B7:Sheet1.B7 Sheet1.C7:Sheet1.I7 Sheet1.B5:Sheet1.B5 Sheet1.C5:Sheet1.I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6.004cm" svg:height="8.989cm" svg:x="47.422cm" svg:y="0.583cm">
            <draw:object draw:notify-on-update-of-ranges="Sheet1.B10:Sheet1.B10 Sheet1.C10:Sheet1.I10 Sheet1.B11:Sheet1.B11 Sheet1.C11:Sheet1.I11 Sheet1.B9:Sheet1.B9 Sheet1.C9:Sheet1.I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6.002cm" svg:height="8.989cm" svg:x="47.317cm" svg:y="10.482cm">
            <draw:object draw:notify-on-update-of-ranges="Sheet1.B17:Sheet1.B17 Sheet1.C17:Sheet1.I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6.017cm" svg:height="9.008cm" svg:x="29.409cm" svg:y="10.372cm">
            <draw:object draw:notify-on-update-of-ranges="Sheet1.B14:Sheet1.B14 Sheet1.C14:Sheet1.I14 Sheet1.B15:Sheet1.B15 Sheet1.C15:Sheet1.I15 Sheet1.B13:Sheet1.B13 Sheet1.C13:Sheet1.I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6.017cm" svg:height="9.009cm" svg:x="29.507cm" svg:y="20.245cm">
            <draw:object draw:notify-on-update-of-ranges="Sheet1.B21:Sheet1.B21 Sheet1.C21:Sheet1.I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6.017cm" svg:height="9.009cm" svg:x="47.33cm" svg:y="20.444cm">
            <draw:object draw:notify-on-update-of-ranges="Sheet1.B25:Sheet1.B25 Sheet1.C25:Sheet1.I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15.999cm" svg:height="8.999cm" svg:x="29.521cm" svg:y="30.018cm">
            <draw:object draw:notify-on-update-of-ranges="Sheet1.A29:Sheet1.B29 Sheet1.C29:Sheet1.I2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16.004cm" svg:height="8.994cm" svg:x="47.243cm" svg:y="30.088cm">
            <draw:object draw:notify-on-update-of-ranges="Sheet1.B36:Sheet1.B36 Sheet1.C36:Sheet1.I36 Sheet1.B37:Sheet1.B37 Sheet1.C37:Sheet1.I37 Sheet1.B35:Sheet1.B35 Sheet1.C35:Sheet1.I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2"/>
        <table:table-column table:style-name="co4" table:number-columns-repeated="7" table:default-cell-style-name="ce4"/>
        <table:table-column table:style-name="co6" table:number-columns-repeated="1015" table:default-cell-style-name="ce4"/>
        <table:table-row table:style-name="ro3">
          <table:table-cell office:value-type="string" calcext:value-type="string">
            <text:p>Kennzahlen Unternehmen 4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Period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/>
          <table:table-cell table:style-name="ce3"/>
          <table:table-cell table:number-columns-repeated="1022"/>
        </table:table-row>
        <table:table-row table:style-name="ro5">
          <table:table-cell office:value-type="string" calcext:value-type="string">
            <text:p>Periodenüberschuss</text:p>
          </table:table-cell>
          <table:table-cell table:style-name="ce3" office:value-type="string" calcext:value-type="string">
            <text:p>Unternehmen 4</text:p>
          </table:table-cell>
          <table:table-cell table:style-name="ce5" office:value-type="currency" office:currency="EUR" office:value="40000" calcext:value-type="currency">
            <text:p>40.000 €</text:p>
          </table:table-cell>
          <table:table-cell table:style-name="ce8" office:value-type="currency" office:currency="EUR" office:value="53585" calcext:value-type="currency">
            <text:p>53.585 €</text:p>
          </table:table-cell>
          <table:table-cell table:style-name="ce8" office:value-type="currency" office:currency="EUR" office:value="47850" calcext:value-type="currency">
            <text:p>47.850 €</text:p>
          </table:table-cell>
          <table:table-cell table:style-name="ce8" office:value-type="currency" office:currency="EUR" office:value="68779" calcext:value-type="currency">
            <text:p>68.779 €</text:p>
          </table:table-cell>
          <table:table-cell table:style-name="ce8" office:value-type="currency" office:currency="EUR" office:value="113546" calcext:value-type="currency">
            <text:p>113.546 €</text:p>
          </table:table-cell>
          <table:table-cell table:style-name="ce8" office:value-type="currency" office:currency="EUR" office:value="30574" calcext:value-type="currency">
            <text:p>30.574 €</text:p>
          </table:table-cell>
          <table:table-cell table:style-name="ce8" office:value-type="currency" office:currency="EUR" office:value="46719" calcext:value-type="currency">
            <text:p>46.719 €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bestes Unternehmen</text:p>
          </table:table-cell>
          <table:table-cell table:style-name="ce5" office:value-type="currency" office:currency="EUR" office:value="40000" calcext:value-type="currency">
            <text:p>40.000 €</text:p>
          </table:table-cell>
          <table:table-cell table:style-name="ce8" office:value-type="currency" office:currency="EUR" office:value="66327" calcext:value-type="currency">
            <text:p>66.327 €</text:p>
          </table:table-cell>
          <table:table-cell table:style-name="ce8" office:value-type="currency" office:currency="EUR" office:value="62639" calcext:value-type="currency">
            <text:p>62.639 €</text:p>
          </table:table-cell>
          <table:table-cell table:style-name="ce8" office:value-type="currency" office:currency="EUR" office:value="97171" calcext:value-type="currency">
            <text:p>97.171 €</text:p>
          </table:table-cell>
          <table:table-cell table:style-name="ce8" office:value-type="currency" office:currency="EUR" office:value="146298" calcext:value-type="currency">
            <text:p>146.298 €</text:p>
          </table:table-cell>
          <table:table-cell table:style-name="ce8" office:value-type="currency" office:currency="EUR" office:value="69406" calcext:value-type="currency">
            <text:p>69.406 €</text:p>
          </table:table-cell>
          <table:table-cell table:style-name="ce8" office:value-type="currency" office:currency="EUR" office:value="175671" calcext:value-type="currency">
            <text:p>175.671 €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schlechtestes Unternehmen</text:p>
          </table:table-cell>
          <table:table-cell table:style-name="ce5" office:value-type="currency" office:currency="EUR" office:value="40000" calcext:value-type="currency">
            <text:p>40.000 €</text:p>
          </table:table-cell>
          <table:table-cell table:style-name="ce8" office:value-type="currency" office:currency="EUR" office:value="-24319" calcext:value-type="currency">
            <text:p>-24.319 €</text:p>
          </table:table-cell>
          <table:table-cell table:style-name="ce8" office:value-type="currency" office:currency="EUR" office:value="1231.67" calcext:value-type="currency">
            <text:p>1.232 €</text:p>
          </table:table-cell>
          <table:table-cell table:style-name="ce8" office:value-type="currency" office:currency="EUR" office:value="41426" calcext:value-type="currency">
            <text:p>41.426 €</text:p>
          </table:table-cell>
          <table:table-cell table:style-name="ce8" office:value-type="currency" office:currency="EUR" office:value="-285731" calcext:value-type="currency">
            <text:p>-285.731 €</text:p>
          </table:table-cell>
          <table:table-cell table:style-name="ce8" office:value-type="currency" office:currency="EUR" office:value="11730" calcext:value-type="currency">
            <text:p>11.730 €</text:p>
          </table:table-cell>
          <table:table-cell table:style-name="ce8" office:value-type="currency" office:currency="EUR" office:value="46719" calcext:value-type="currency">
            <text:p>46.719 €</text:p>
          </table:table-cell>
          <table:table-cell table:number-columns-repeated="1015"/>
        </table:table-row>
        <table:table-row table:style-name="ro4">
          <table:table-cell/>
          <table:table-cell table:style-name="ce3"/>
          <table:table-cell table:style-name="ce5"/>
          <table:table-cell table:style-name="ce8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kumulierter Periodenüberschuss</text:p>
          </table:table-cell>
          <table:table-cell table:style-name="ce3" office:value-type="string" calcext:value-type="string">
            <text:p>Unternehmen 4</text:p>
          </table:table-cell>
          <table:table-cell table:style-name="ce5" office:value-type="currency" office:currency="EUR" office:value="40000" calcext:value-type="currency">
            <text:p>40.000 €</text:p>
          </table:table-cell>
          <table:table-cell table:style-name="ce8" office:value-type="currency" office:currency="EUR" office:value="93590" calcext:value-type="currency">
            <text:p>93.590 €</text:p>
          </table:table-cell>
          <table:table-cell table:style-name="ce8" office:value-type="currency" office:currency="EUR" office:value="141440" calcext:value-type="currency">
            <text:p>141.440 €</text:p>
          </table:table-cell>
          <table:table-cell table:style-name="ce8" office:value-type="currency" office:currency="EUR" office:value="210210" calcext:value-type="currency">
            <text:p>210.210 €</text:p>
          </table:table-cell>
          <table:table-cell table:style-name="ce8" office:value-type="currency" office:currency="EUR" office:value="323760" calcext:value-type="currency">
            <text:p>323.760 €</text:p>
          </table:table-cell>
          <table:table-cell table:style-name="ce8" office:value-type="currency" office:currency="EUR" office:value="354340" calcext:value-type="currency">
            <text:p>354.340 €</text:p>
          </table:table-cell>
          <table:table-cell table:style-name="ce8" office:value-type="currency" office:currency="EUR" office:value="401050" calcext:value-type="currency">
            <text:p>401.050 €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bestes Unternehmen</text:p>
          </table:table-cell>
          <table:table-cell table:style-name="ce5" office:value-type="currency" office:currency="EUR" office:value="40000" calcext:value-type="currency">
            <text:p>40.000 €</text:p>
          </table:table-cell>
          <table:table-cell table:style-name="ce8" office:value-type="currency" office:currency="EUR" office:value="106330" calcext:value-type="currency">
            <text:p>106.330 €</text:p>
          </table:table-cell>
          <table:table-cell table:style-name="ce8" office:value-type="currency" office:currency="EUR" office:value="160030" calcext:value-type="currency">
            <text:p>160.030 €</text:p>
          </table:table-cell>
          <table:table-cell table:style-name="ce8" office:value-type="currency" office:currency="EUR" office:value="255730" calcext:value-type="currency">
            <text:p>255.730 €</text:p>
          </table:table-cell>
          <table:table-cell table:style-name="ce8" office:value-type="currency" office:currency="EUR" office:value="399060" calcext:value-type="currency">
            <text:p>399.060 €</text:p>
          </table:table-cell>
          <table:table-cell table:style-name="ce8" office:value-type="currency" office:currency="EUR" office:value="423470" calcext:value-type="currency">
            <text:p>423.470 €</text:p>
          </table:table-cell>
          <table:table-cell table:style-name="ce8" office:value-type="currency" office:currency="EUR" office:value="564010" calcext:value-type="currency">
            <text:p>564.010 €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schlechtestes Unternehmen</text:p>
          </table:table-cell>
          <table:table-cell table:style-name="ce5" office:value-type="currency" office:currency="EUR" office:value="40000" calcext:value-type="currency">
            <text:p>40.000 €</text:p>
          </table:table-cell>
          <table:table-cell table:style-name="ce8" office:value-type="currency" office:currency="EUR" office:value="15680" calcext:value-type="currency">
            <text:p>15.680 €</text:p>
          </table:table-cell>
          <table:table-cell table:style-name="ce8" office:value-type="currency" office:currency="EUR" office:value="57380" calcext:value-type="currency">
            <text:p>57.380 €</text:p>
          </table:table-cell>
          <table:table-cell table:style-name="ce8" office:value-type="currency" office:currency="EUR" office:value="139040" calcext:value-type="currency">
            <text:p>139.040 €</text:p>
          </table:table-cell>
          <table:table-cell table:style-name="ce8" office:value-type="currency" office:currency="EUR" office:value="-135690" calcext:value-type="currency">
            <text:p>-135.690 €</text:p>
          </table:table-cell>
          <table:table-cell table:style-name="ce8" office:value-type="currency" office:currency="EUR" office:value="-66280" calcext:value-type="currency">
            <text:p>-66.280 €</text:p>
          </table:table-cell>
          <table:table-cell table:style-name="ce8" office:value-type="currency" office:currency="EUR" office:value="30320" calcext:value-type="currency">
            <text:p>30.320 €</text:p>
          </table:table-cell>
          <table:table-cell table:number-columns-repeated="1015"/>
        </table:table-row>
        <table:table-row table:style-name="ro4">
          <table:table-cell/>
          <table:table-cell table:style-name="ce3"/>
          <table:table-cell table:style-name="ce5"/>
          <table:table-cell table:style-name="ce8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kumulierter Erfolgswert</text:p>
          </table:table-cell>
          <table:table-cell table:style-name="ce3" office:value-type="string" calcext:value-type="string">
            <text:p>Unternehmen 4</text:p>
          </table:table-cell>
          <table:table-cell table:style-name="ce5" office:value-type="currency" office:currency="EUR" office:value="45000" calcext:value-type="currency">
            <text:p>45.000 €</text:p>
          </table:table-cell>
          <table:table-cell table:style-name="ce8" office:value-type="currency" office:currency="EUR" office:value="102363" calcext:value-type="currency">
            <text:p>102.363 €</text:p>
          </table:table-cell>
          <table:table-cell table:style-name="ce8" office:value-type="currency" office:currency="EUR" office:value="154680" calcext:value-type="currency">
            <text:p>154.680 €</text:p>
          </table:table-cell>
          <table:table-cell table:style-name="ce8" office:value-type="currency" office:currency="EUR" office:value="228330" calcext:value-type="currency">
            <text:p>228.330 €</text:p>
          </table:table-cell>
          <table:table-cell table:style-name="ce8" office:value-type="currency" office:currency="EUR" office:value="345769" calcext:value-type="currency">
            <text:p>345.769 €</text:p>
          </table:table-cell>
          <table:table-cell table:style-name="ce8" office:value-type="currency" office:currency="EUR" office:value="379548" calcext:value-type="currency">
            <text:p>379.548 €</text:p>
          </table:table-cell>
          <table:table-cell table:style-name="ce8" office:value-type="currency" office:currency="EUR" office:value="428139" calcext:value-type="currency">
            <text:p>428.139 €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bestes Unternehmen</text:p>
          </table:table-cell>
          <table:table-cell table:style-name="ce5" office:value-type="currency" office:currency="EUR" office:value="45000" calcext:value-type="currency">
            <text:p>45.000 €</text:p>
          </table:table-cell>
          <table:table-cell table:style-name="ce8" office:value-type="currency" office:currency="EUR" office:value="116146" calcext:value-type="currency">
            <text:p>116.146 €</text:p>
          </table:table-cell>
          <table:table-cell table:style-name="ce8" office:value-type="currency" office:currency="EUR" office:value="173661" calcext:value-type="currency">
            <text:p>173.661 €</text:p>
          </table:table-cell>
          <table:table-cell table:style-name="ce8" office:value-type="currency" office:currency="EUR" office:value="272624" calcext:value-type="currency">
            <text:p>272.624 €</text:p>
          </table:table-cell>
          <table:table-cell table:style-name="ce8" office:value-type="currency" office:currency="EUR" office:value="419189" calcext:value-type="currency">
            <text:p>419.189 €</text:p>
          </table:table-cell>
          <table:table-cell table:style-name="ce8" office:value-type="currency" office:currency="EUR" office:value="440255" calcext:value-type="currency">
            <text:p>440.255 €</text:p>
          </table:table-cell>
          <table:table-cell table:style-name="ce8" office:value-type="currency" office:currency="EUR" office:value="594041" calcext:value-type="currency">
            <text:p>594.041 €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schlechtestes Unternehmen</text:p>
          </table:table-cell>
          <table:table-cell table:style-name="ce5" office:value-type="currency" office:currency="EUR" office:value="45000" calcext:value-type="currency">
            <text:p>45.000 €</text:p>
          </table:table-cell>
          <table:table-cell table:style-name="ce8" office:value-type="currency" office:currency="EUR" office:value="20631" calcext:value-type="currency">
            <text:p>20.631 €</text:p>
          </table:table-cell>
          <table:table-cell table:style-name="ce8" office:value-type="currency" office:currency="EUR" office:value="67681" calcext:value-type="currency">
            <text:p>67.681 €</text:p>
          </table:table-cell>
          <table:table-cell table:style-name="ce8" office:value-type="currency" office:currency="EUR" office:value="153513" calcext:value-type="currency">
            <text:p>153.513 €</text:p>
          </table:table-cell>
          <table:table-cell table:style-name="ce8" office:value-type="currency" office:currency="EUR" office:value="-130370" calcext:value-type="currency">
            <text:p>-130.370 €</text:p>
          </table:table-cell>
          <table:table-cell table:style-name="ce8" office:value-type="currency" office:currency="EUR" office:value="-56516" calcext:value-type="currency">
            <text:p>-56.516 €</text:p>
          </table:table-cell>
          <table:table-cell table:style-name="ce8" office:value-type="currency" office:currency="EUR" office:value="41990" calcext:value-type="currency">
            <text:p>41.990 €</text:p>
          </table:table-cell>
          <table:table-cell table:number-columns-repeated="1015"/>
        </table:table-row>
        <table:table-row table:style-name="ro4">
          <table:table-cell/>
          <table:table-cell table:style-name="ce3"/>
          <table:table-cell table:style-name="ce5"/>
          <table:table-cell table:style-name="ce8" table:number-columns-repeated="6"/>
          <table:table-cell table:number-columns-repeated="1015"/>
        </table:table-row>
        <table:table-row table:style-name="ro5">
          <table:table-cell office:value-type="string" calcext:value-type="string">
            <text:p>Herstellkosten</text:p>
          </table:table-cell>
          <table:table-cell table:style-name="ce3" office:value-type="string" calcext:value-type="string">
            <text:p>Unternehmen 4</text:p>
          </table:table-cell>
          <table:table-cell table:style-name="ce6" office:value-type="currency" office:currency="EUR" office:value="300" calcext:value-type="currency">
            <text:p>300,00 €</text:p>
          </table:table-cell>
          <table:table-cell table:style-name="ce9" office:value-type="currency" office:currency="EUR" office:value="289.7" calcext:value-type="currency">
            <text:p>289,70 €</text:p>
          </table:table-cell>
          <table:table-cell table:style-name="ce9" office:value-type="currency" office:currency="EUR" office:value="262.53" calcext:value-type="currency">
            <text:p>262,53 €</text:p>
          </table:table-cell>
          <table:table-cell table:style-name="ce9" office:value-type="currency" office:currency="EUR" office:value="270.89" calcext:value-type="currency">
            <text:p>270,89 €</text:p>
          </table:table-cell>
          <table:table-cell table:style-name="ce9" office:value-type="currency" office:currency="EUR" office:value="257.02" calcext:value-type="currency">
            <text:p>257,02 €</text:p>
          </table:table-cell>
          <table:table-cell table:style-name="ce9" office:value-type="currency" office:currency="EUR" office:value="254.77" calcext:value-type="currency">
            <text:p>254,77 €</text:p>
          </table:table-cell>
          <table:table-cell table:style-name="ce9" office:value-type="currency" office:currency="EUR" office:value="253.36" calcext:value-type="currency">
            <text:p>253,36 €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bestes Unternehmen</text:p>
          </table:table-cell>
          <table:table-cell table:style-name="ce6" office:value-type="currency" office:currency="EUR" office:value="300" calcext:value-type="currency">
            <text:p>300,00 €</text:p>
          </table:table-cell>
          <table:table-cell table:style-name="ce9" table:number-columns-repeated="6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schlechtestes Unternehmen</text:p>
          </table:table-cell>
          <table:table-cell table:style-name="ce6" office:value-type="currency" office:currency="EUR" office:value="300" calcext:value-type="currency">
            <text:p>300,00 €</text:p>
          </table:table-cell>
          <table:table-cell table:style-name="ce9" table:number-columns-repeated="6"/>
          <table:table-cell table:number-columns-repeated="1015"/>
        </table:table-row>
        <table:table-row table:style-name="ro4">
          <table:table-cell/>
          <table:table-cell table:style-name="ce3"/>
          <table:table-cell table:style-name="ce6"/>
          <table:table-cell table:style-name="ce9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Lagerbestand an Fertigprodukten</text:p>
          </table:table-cell>
          <table:table-cell table:style-name="ce3" office:value-type="string" calcext:value-type="string">
            <text:p>Unternehmen 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64" calcext:value-type="float">
            <text:p>464</text:p>
          </table:table-cell>
          <table:table-cell office:value-type="float" office:value="193" calcext:value-type="float">
            <text:p>193</text:p>
          </table:table-cell>
          <table:table-cell office:value-type="float" office:value="154" calcext:value-type="float">
            <text:p>154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bestes Unternehme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schlechtestes Unternehme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3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Auslastung der Fertigung</text:p>
          </table:table-cell>
          <table:table-cell table:style-name="ce3" office:value-type="string" calcext:value-type="string">
            <text:p>Unternehmen 4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2" table:style-name="ce10" office:value-type="percentage" office:value="1" calcext:value-type="percentage">
            <text:p>100,00%</text:p>
          </table:table-cell>
          <table:table-cell table:style-name="ce10" office:value-type="percentage" office:value="0.855" calcext:value-type="percentage">
            <text:p>85,50%</text:p>
          </table:table-cell>
          <table:table-cell table:number-columns-repeated="3" table:style-name="ce10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bestes Unternehmen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0" table:number-columns-repeated="6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schlechtestes Unternehmen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0" table:number-columns-repeated="6"/>
          <table:table-cell table:number-columns-repeated="1015"/>
        </table:table-row>
        <table:table-row table:style-name="ro4">
          <table:table-cell/>
          <table:table-cell table:style-name="ce3"/>
          <table:table-cell table:style-name="ce7"/>
          <table:table-cell table:style-name="ce10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Auslastung des Personals</text:p>
          </table:table-cell>
          <table:table-cell table:style-name="ce3" office:value-type="string" calcext:value-type="string">
            <text:p>Unternehmen 4</text:p>
          </table:table-cell>
          <table:table-cell table:style-name="ce7" office:value-type="percentage" office:value="0.8889" calcext:value-type="percentage">
            <text:p>88,89%</text:p>
          </table:table-cell>
          <table:table-cell table:style-name="ce10" office:value-type="percentage" office:value="0.9788" calcext:value-type="percentage">
            <text:p>97,88%</text:p>
          </table:table-cell>
          <table:table-cell table:style-name="ce10" office:value-type="percentage" office:value="0.9877" calcext:value-type="percentage">
            <text:p>98,77%</text:p>
          </table:table-cell>
          <table:table-cell table:style-name="ce10" office:value-type="percentage" office:value="0.9942" calcext:value-type="percentage">
            <text:p>99,42%</text:p>
          </table:table-cell>
          <table:table-cell table:number-columns-repeated="3" table:style-name="ce10" office:value-type="percentage" office:value="1" calcext:value-type="percentage">
            <text:p>100,00%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bestes Unternehmen</text:p>
          </table:table-cell>
          <table:table-cell table:style-name="ce7" office:value-type="percentage" office:value="0.8889" calcext:value-type="percentage">
            <text:p>88,89%</text:p>
          </table:table-cell>
          <table:table-cell table:style-name="ce10" table:number-columns-repeated="6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schlechtestes Unternehmen</text:p>
          </table:table-cell>
          <table:table-cell table:style-name="ce7" office:value-type="percentage" office:value="0.8889" calcext:value-type="percentage">
            <text:p>88,89%</text:p>
          </table:table-cell>
          <table:table-cell table:style-name="ce10" table:number-columns-repeated="6"/>
          <table:table-cell table:number-columns-repeated="1015"/>
        </table:table-row>
        <table:table-row table:style-name="ro4">
          <table:table-cell/>
          <table:table-cell table:style-name="ce3"/>
          <table:table-cell table:style-name="ce7"/>
          <table:table-cell table:style-name="ce10" table:number-columns-repeated="6"/>
          <table:table-cell table:number-columns-repeated="1015"/>
        </table:table-row>
        <table:table-row table:style-name="ro6">
          <table:table-cell office:value-type="string" calcext:value-type="string">
            <text:p>Quotient aus Überziehungskredit / Bilanzsumme (-)</text:p>
          </table:table-cell>
          <table:table-cell table:style-name="ce3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46390/601030" office:value-type="float" office:value="0.0771841671796749" calcext:value-type="float">
            <text:p>0,08</text:p>
          </table:table-cell>
          <table:table-cell table:formula="of:=87800/487400" office:value-type="float" office:value="0.180139515798112" calcext:value-type="float">
            <text:p>0,18</text:p>
          </table:table-cell>
          <table:table-cell table:formula="of:=46280/674930" office:value-type="float" office:value="0.0685700739335931" calcext:value-type="float">
            <text:p>0,07</text:p>
          </table:table-cell>
          <table:table-cell table:formula="of:=202750/655210" office:value-type="float" office:value="0.309442774072435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Quotient aus Kassenbestand / Bilanzsumme (+)</text:p>
          </table:table-cell>
          <table:table-cell table:style-name="ce3"/>
          <table:table-cell table:style-name="Default" office:value-type="float" office:value="0" calcext:value-type="float">
            <text:p>0</text:p>
          </table:table-cell>
          <table:table-cell table:formula="of:=118730/633590" office:value-type="float" office:value="0.187392477785319" calcext:value-type="float">
            <text:p>0,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63030/633890" office:value-type="float" office:value="0.257189733234473" calcext:value-type="float">
            <text:p>0,26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Quotient</text:p>
          </table:table-cell>
          <table:table-cell table:style-name="ce3" office:value-type="string" calcext:value-type="string">
            <text:p>Unternehmen 4</text:p>
          </table:table-cell>
          <table:table-cell table:formula="of:=-[.C33]+[.C34]" office:value-type="float" office:value="0" calcext:value-type="float">
            <text:p>0</text:p>
          </table:table-cell>
          <table:table-cell table:formula="of:=-[.D33]+[.D34]" office:value-type="float" office:value="0.187392477785319" calcext:value-type="float">
            <text:p>0,19</text:p>
          </table:table-cell>
          <table:table-cell table:formula="of:=-[.E33]+[.E34]" office:value-type="float" office:value="-0.0771841671796749" calcext:value-type="float">
            <text:p>-0,08</text:p>
          </table:table-cell>
          <table:table-cell table:formula="of:=-[.F33]+[.F34]" office:value-type="float" office:value="-0.180139515798112" calcext:value-type="float">
            <text:p>-0,18</text:p>
          </table:table-cell>
          <table:table-cell table:formula="of:=-[.G33]+[.G34]" office:value-type="float" office:value="-0.0685700739335931" calcext:value-type="float">
            <text:p>-0,07</text:p>
          </table:table-cell>
          <table:table-cell table:formula="of:=-[.H33]+[.H34]" office:value-type="float" office:value="-0.309442774072435" calcext:value-type="float">
            <text:p>-0,31</text:p>
          </table:table-cell>
          <table:table-cell table:formula="of:=-[.I33]+[.I34]" office:value-type="float" office:value="0.257189733234473" calcext:value-type="float">
            <text:p>0,26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bestes Unternehmen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,45</text:p>
          </table:table-cell>
          <table:table-cell office:value-type="float" office:value="0.116" calcext:value-type="float">
            <text:p>0,12</text:p>
          </table:table-cell>
          <table:table-cell office:value-type="float" office:value="0.231" calcext:value-type="float">
            <text:p>0,23</text:p>
          </table:table-cell>
          <table:table-cell office:value-type="float" office:value="0.312" calcext:value-type="float">
            <text:p>0,31</text:p>
          </table:table-cell>
          <table:table-cell office:value-type="float" office:value="-0.025" calcext:value-type="float">
            <text:p>-0,03</text:p>
          </table:table-cell>
          <table:table-cell office:value-type="float" office:value="0.738" calcext:value-type="float">
            <text:p>0,74</text:p>
          </table:table-cell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schlechtestes Unternehmen</text:p>
          </table:table-cell>
          <table:table-cell office:value-type="float" office:value="0" calcext:value-type="float">
            <text:p>0</text:p>
          </table:table-cell>
          <table:table-cell office:value-type="float" office:value="-0.412" calcext:value-type="float">
            <text:p>-0,41</text:p>
          </table:table-cell>
          <table:table-cell office:value-type="float" office:value="-0.415" calcext:value-type="float">
            <text:p>-0,42</text:p>
          </table:table-cell>
          <table:table-cell office:value-type="float" office:value="-0.393" calcext:value-type="float">
            <text:p>-0,39</text:p>
          </table:table-cell>
          <table:table-cell office:value-type="float" office:value="-0.818" calcext:value-type="float">
            <text:p>-0,82</text:p>
          </table:table-cell>
          <table:table-cell office:value-type="float" office:value="-0.831" calcext:value-type="float">
            <text:p>-0,83</text:p>
          </table:table-cell>
          <table:table-cell office:value-type="float" office:value="-0.318" calcext:value-type="float">
            <text:p>-0,32</text:p>
          </table:table-cell>
          <table:table-cell table:number-columns-repeated="1015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_32__20_Dots_20_1_20_Dash" draw:display-name="2 Dots 1 Dash" draw:style="rect" draw:dots1="2" draw:dots2="1" draw:dots2-length="0.203cm" draw:distance="0.203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M18S</meta:editing-duration>
    <meta:editing-cycles>26</meta:editing-cycles>
    <meta:generator>LibreOffice/4.1.2.3$Windows_x86 LibreOffice_project/40b2d7fde7e8d2d7bc5a449dc65df4d08a7dd38</meta:generator>
    <dc:date>2015-01-15T12:45:49.609000000</dc:date>
    <meta:document-statistic meta:table-count="3" meta:cell-count="178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ch1" style:family="chart">
      <style:graphic-properties draw:stroke="none" svg:stroke-opacity="40%" draw:fill="none" draw:fill-color="#ffff99" draw:fill-gradient-name="Blue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Gradien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8.989cm" xlink:href=".." xlink:type="simple" chart:class="chart:line" chart:row-mapping="1 2 0" chart:style-name="ch1">
        <chart:title svg:x="5.833cm" svg:y="0.315cm" chart:style-name="ch2">
          <text:p>Periodenüberschuss</text:p>
        </chart:title>
        <chart:legend chart:legend-position="bottom" svg:x="3.163cm" svg:y="7.696cm" style:legend-expansion="wide" chart:style-name="ch3"/>
        <chart:plot-area chart:style-name="ch4" table:cell-range-address="Sheet1.B5:Sheet1.I7" chart:data-source-has-labels="column" svg:x="0.769cm" svg:y="1.657cm" svg:width="14.576cm" svg:height="4.889cm">
          <chartooo:coordinate-region svg:x="2.692cm" svg:y="1.859cm" svg:width="12.556cm" svg:height="4.485cm"/>
          <chart:axis chart:dimension="x" chart:name="primary-x" chart:style-name="ch5">
            <chart:title svg:x="7.471cm" svg:y="6.725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6:Sheet1.I6" chart:label-cell-address="Sheet1.B6:Sheet1.B6" chart:class="chart:line">
            <chart:data-point chart:repeated="7"/>
          </chart:series>
          <chart:series chart:style-name="ch10" chart:values-cell-range-address="Sheet1.C7:Sheet1.I7" chart:label-cell-address="Sheet1.B7:Sheet1.B7" chart:class="chart:line">
            <chart:data-point chart:repeated="7"/>
          </chart:series>
          <chart:series chart:style-name="ch11" chart:values-cell-range-address="Sheet1.C5:Sheet1.I5" chart:label-cell-address="Sheet1.B5:Sheet1.B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bestes Unternehmen</text:p>
                <draw:g>
                  <svg:desc>Sheet1.B6:Sheet1.B6</svg:desc>
                </draw:g>
              </table:table-cell>
              <table:table-cell office:value-type="float" office:value="40000">
                <text:p>40000</text:p>
                <draw:g>
                  <svg:desc>Sheet1.C6:Sheet1.I6</svg:desc>
                </draw:g>
              </table:table-cell>
              <table:table-cell office:value-type="float" office:value="66327">
                <text:p>66327</text:p>
              </table:table-cell>
              <table:table-cell office:value-type="float" office:value="62639">
                <text:p>62639</text:p>
              </table:table-cell>
              <table:table-cell office:value-type="float" office:value="97171">
                <text:p>97171</text:p>
              </table:table-cell>
              <table:table-cell office:value-type="float" office:value="146298">
                <text:p>146298</text:p>
              </table:table-cell>
              <table:table-cell office:value-type="float" office:value="69406">
                <text:p>69406</text:p>
              </table:table-cell>
              <table:table-cell office:value-type="float" office:value="175671">
                <text:p>175671</text:p>
              </table:table-cell>
            </table:table-row>
            <table:table-row>
              <table:table-cell office:value-type="string">
                <text:p>schlechtestes Unternehmen</text:p>
                <draw:g>
                  <svg:desc>Sheet1.B7:Sheet1.B7</svg:desc>
                </draw:g>
              </table:table-cell>
              <table:table-cell office:value-type="float" office:value="40000">
                <text:p>40000</text:p>
                <draw:g>
                  <svg:desc>Sheet1.C7:Sheet1.I7</svg:desc>
                </draw:g>
              </table:table-cell>
              <table:table-cell office:value-type="float" office:value="-24319">
                <text:p>-24319</text:p>
              </table:table-cell>
              <table:table-cell office:value-type="float" office:value="1231.67">
                <text:p>1231.67</text:p>
              </table:table-cell>
              <table:table-cell office:value-type="float" office:value="41426">
                <text:p>41426</text:p>
              </table:table-cell>
              <table:table-cell office:value-type="float" office:value="-285731">
                <text:p>-285731</text:p>
              </table:table-cell>
              <table:table-cell office:value-type="float" office:value="11730">
                <text:p>11730</text:p>
              </table:table-cell>
              <table:table-cell office:value-type="float" office:value="46719">
                <text:p>46719</text:p>
              </table:table-cell>
            </table:table-row>
            <table:table-row>
              <table:table-cell office:value-type="string">
                <text:p>Unternehmen 4</text:p>
                <draw:g>
                  <svg:desc>Sheet1.B5:Sheet1.B5</svg:desc>
                </draw:g>
              </table:table-cell>
              <table:table-cell office:value-type="float" office:value="40000">
                <text:p>40000</text:p>
                <draw:g>
                  <svg:desc>Sheet1.C5:Sheet1.I5</svg:desc>
                </draw:g>
              </table:table-cell>
              <table:table-cell office:value-type="float" office:value="53585">
                <text:p>53585</text:p>
              </table:table-cell>
              <table:table-cell office:value-type="float" office:value="47850">
                <text:p>47850</text:p>
              </table:table-cell>
              <table:table-cell office:value-type="float" office:value="68779">
                <text:p>68779</text:p>
              </table:table-cell>
              <table:table-cell office:value-type="float" office:value="113546">
                <text:p>113546</text:p>
              </table:table-cell>
              <table:table-cell office:value-type="float" office:value="30574">
                <text:p>30574</text:p>
              </table:table-cell>
              <table:table-cell office:value-type="float" office:value="46719">
                <text:p>46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8.99cm" xlink:href=".." xlink:type="simple" chart:class="chart:line" chart:row-mapping="1 2 0" chart:style-name="ch1">
        <chart:title svg:x="4.691cm" svg:y="0.315cm" chart:style-name="ch2">
          <text:p>kumulierter Periodenüberschuss</text:p>
        </chart:title>
        <chart:legend chart:legend-position="bottom" svg:x="3.174cm" svg:y="7.697cm" style:legend-expansion="wide" chart:style-name="ch3"/>
        <chart:plot-area chart:style-name="ch4" table:cell-range-address="Sheet1.B9:Sheet1.I11" chart:data-source-has-labels="column" svg:x="0.77cm" svg:y="1.657cm" svg:width="14.595cm" svg:height="4.89cm">
          <chartooo:coordinate-region svg:x="2.693cm" svg:y="1.859cm" svg:width="12.575cm" svg:height="4.486cm"/>
          <chart:axis chart:dimension="x" chart:name="primary-x" chart:style-name="ch5">
            <chart:title svg:x="7.481cm" svg:y="6.726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C10:Sheet1.I10" chart:label-cell-address="Sheet1.B10:Sheet1.B10" chart:class="chart:line">
            <chart:data-point chart:repeated="7"/>
          </chart:series>
          <chart:series chart:attached-axis="primary-y" chart:style-name="ch11" chart:values-cell-range-address="Sheet1.C11:Sheet1.I11" chart:label-cell-address="Sheet1.B11:Sheet1.B11" chart:class="chart:line">
            <chart:data-point chart:repeated="7"/>
          </chart:series>
          <chart:series chart:attached-axis="primary-y" chart:style-name="ch12" chart:values-cell-range-address="Sheet1.C9:Sheet1.I9" chart:label-cell-address="Sheet1.B9:Sheet1.B9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bestes Unternehmen</text:p>
                <draw:g>
                  <svg:desc>Sheet1.B10:Sheet1.B10</svg:desc>
                </draw:g>
              </table:table-cell>
              <table:table-cell office:value-type="float" office:value="40000">
                <text:p>40000</text:p>
                <draw:g>
                  <svg:desc>Sheet1.C10:Sheet1.I10</svg:desc>
                </draw:g>
              </table:table-cell>
              <table:table-cell office:value-type="float" office:value="106330">
                <text:p>106330</text:p>
              </table:table-cell>
              <table:table-cell office:value-type="float" office:value="160030">
                <text:p>160030</text:p>
              </table:table-cell>
              <table:table-cell office:value-type="float" office:value="255730">
                <text:p>255730</text:p>
              </table:table-cell>
              <table:table-cell office:value-type="float" office:value="399060">
                <text:p>399060</text:p>
              </table:table-cell>
              <table:table-cell office:value-type="float" office:value="423470">
                <text:p>423470</text:p>
              </table:table-cell>
              <table:table-cell office:value-type="float" office:value="564010">
                <text:p>564010</text:p>
              </table:table-cell>
            </table:table-row>
            <table:table-row>
              <table:table-cell office:value-type="string">
                <text:p>schlechtestes Unternehmen</text:p>
                <draw:g>
                  <svg:desc>Sheet1.B11:Sheet1.B11</svg:desc>
                </draw:g>
              </table:table-cell>
              <table:table-cell office:value-type="float" office:value="40000">
                <text:p>40000</text:p>
                <draw:g>
                  <svg:desc>Sheet1.C11:Sheet1.I11</svg:desc>
                </draw:g>
              </table:table-cell>
              <table:table-cell office:value-type="float" office:value="15680">
                <text:p>15680</text:p>
              </table:table-cell>
              <table:table-cell office:value-type="float" office:value="57380">
                <text:p>57380</text:p>
              </table:table-cell>
              <table:table-cell office:value-type="float" office:value="139040">
                <text:p>139040</text:p>
              </table:table-cell>
              <table:table-cell office:value-type="float" office:value="-135690">
                <text:p>-135690</text:p>
              </table:table-cell>
              <table:table-cell office:value-type="float" office:value="-66280">
                <text:p>-66280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Unternehmen 4</text:p>
                <draw:g>
                  <svg:desc>Sheet1.B9:Sheet1.B9</svg:desc>
                </draw:g>
              </table:table-cell>
              <table:table-cell office:value-type="float" office:value="40000">
                <text:p>40000</text:p>
                <draw:g>
                  <svg:desc>Sheet1.C9:Sheet1.I9</svg:desc>
                </draw:g>
              </table:table-cell>
              <table:table-cell office:value-type="float" office:value="93590">
                <text:p>93590</text:p>
              </table:table-cell>
              <table:table-cell office:value-type="float" office:value="141440">
                <text:p>141440</text:p>
              </table:table-cell>
              <table:table-cell office:value-type="float" office:value="210210">
                <text:p>210210</text:p>
              </table:table-cell>
              <table:table-cell office:value-type="float" office:value="323760">
                <text:p>323760</text:p>
              </table:table-cell>
              <table:table-cell office:value-type="float" office:value="354340">
                <text:p>354340</text:p>
              </table:table-cell>
              <table:table-cell office:value-type="float" office:value="401050">
                <text:p>4010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cm" xlink:href=".." xlink:type="simple" chart:class="chart:line" chart:style-name="ch1">
        <chart:title svg:x="6.489cm" svg:y="0.315cm" chart:style-name="ch2">
          <text:p>Herstellkosten</text:p>
        </chart:title>
        <chart:legend chart:legend-position="bottom" svg:x="6.259cm" svg:y="8.201cm" style:legend-expansion="wide" chart:style-name="ch3"/>
        <chart:plot-area chart:style-name="ch4" table:cell-range-address="Sheet1.B17:Sheet1.I17" chart:data-source-has-labels="column" svg:x="0.77cm" svg:y="1.657cm" svg:width="14.593cm" svg:height="5.394cm">
          <chartooo:coordinate-region svg:x="2.376cm" svg:y="1.859cm" svg:width="12.89cm" svg:height="4.539cm"/>
          <chart:axis chart:dimension="x" chart:name="primary-x" chart:style-name="ch5">
            <chart:title svg:x="7.48cm" svg:y="7.23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17:Sheet1.I17" chart:label-cell-address="Sheet1.B17:Sheet1.B17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Unternehmen 4</text:p>
                <draw:g>
                  <svg:desc>Sheet1.B17:Sheet1.B17</svg:desc>
                </draw:g>
              </table:table-cell>
              <table:table-cell office:value-type="float" office:value="300">
                <text:p>300</text:p>
                <draw:g>
                  <svg:desc>Sheet1.C17:Sheet1.I17</svg:desc>
                </draw:g>
              </table:table-cell>
              <table:table-cell office:value-type="float" office:value="289.7">
                <text:p>289.7</text:p>
              </table:table-cell>
              <table:table-cell office:value-type="float" office:value="262.53">
                <text:p>262.53</text:p>
              </table:table-cell>
              <table:table-cell office:value-type="float" office:value="270.89">
                <text:p>270.89</text:p>
              </table:table-cell>
              <table:table-cell office:value-type="float" office:value="257.02">
                <text:p>257.02</text:p>
              </table:table-cell>
              <table:table-cell office:value-type="float" office:value="254.77">
                <text:p>254.77</text:p>
              </table:table-cell>
              <table:table-cell office:value-type="float" office:value="253.36">
                <text:p>253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8cm" svg:height="9.009cm" xlink:href=".." xlink:type="simple" chart:class="chart:line" chart:row-mapping="1 2 0" chart:style-name="ch1">
        <chart:title svg:x="5.619cm" svg:y="0.316cm" chart:style-name="ch2">
          <text:p>kumulierter Erfolgswert</text:p>
        </chart:title>
        <chart:legend chart:legend-position="bottom" svg:x="3.181cm" svg:y="7.716cm" style:legend-expansion="wide" chart:style-name="ch3"/>
        <chart:plot-area chart:style-name="ch4" table:cell-range-address="Sheet1.B13:Sheet1.I15" chart:data-source-has-labels="column" svg:x="0.77cm" svg:y="1.661cm" svg:width="14.608cm" svg:height="4.904cm">
          <chartooo:coordinate-region svg:x="2.693cm" svg:y="1.863cm" svg:width="12.588cm" svg:height="4.5cm"/>
          <chart:axis chart:dimension="x" chart:name="primary-x" chart:style-name="ch5">
            <chart:title svg:x="7.488cm" svg:y="6.745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14:Sheet1.I14" chart:label-cell-address="Sheet1.B14:Sheet1.B14" chart:class="chart:line">
            <chart:data-point chart:repeated="7"/>
          </chart:series>
          <chart:series chart:style-name="ch10" chart:values-cell-range-address="Sheet1.C15:Sheet1.I15" chart:label-cell-address="Sheet1.B15:Sheet1.B15" chart:class="chart:line">
            <chart:data-point chart:repeated="7"/>
          </chart:series>
          <chart:series chart:style-name="ch11" chart:values-cell-range-address="Sheet1.C13:Sheet1.I13" chart:label-cell-address="Sheet1.B13:Sheet1.B1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bestes Unternehmen</text:p>
                <draw:g>
                  <svg:desc>Sheet1.B14:Sheet1.B14</svg:desc>
                </draw:g>
              </table:table-cell>
              <table:table-cell office:value-type="float" office:value="45000">
                <text:p>45000</text:p>
                <draw:g>
                  <svg:desc>Sheet1.C14:Sheet1.I14</svg:desc>
                </draw:g>
              </table:table-cell>
              <table:table-cell office:value-type="float" office:value="116146">
                <text:p>116146</text:p>
              </table:table-cell>
              <table:table-cell office:value-type="float" office:value="173661">
                <text:p>173661</text:p>
              </table:table-cell>
              <table:table-cell office:value-type="float" office:value="272624">
                <text:p>272624</text:p>
              </table:table-cell>
              <table:table-cell office:value-type="float" office:value="419189">
                <text:p>419189</text:p>
              </table:table-cell>
              <table:table-cell office:value-type="float" office:value="440255">
                <text:p>440255</text:p>
              </table:table-cell>
              <table:table-cell office:value-type="float" office:value="594041">
                <text:p>594041</text:p>
              </table:table-cell>
            </table:table-row>
            <table:table-row>
              <table:table-cell office:value-type="string">
                <text:p>schlechtestes Unternehmen</text:p>
                <draw:g>
                  <svg:desc>Sheet1.B15:Sheet1.B15</svg:desc>
                </draw:g>
              </table:table-cell>
              <table:table-cell office:value-type="float" office:value="45000">
                <text:p>45000</text:p>
                <draw:g>
                  <svg:desc>Sheet1.C15:Sheet1.I15</svg:desc>
                </draw:g>
              </table:table-cell>
              <table:table-cell office:value-type="float" office:value="20631">
                <text:p>20631</text:p>
              </table:table-cell>
              <table:table-cell office:value-type="float" office:value="67681">
                <text:p>67681</text:p>
              </table:table-cell>
              <table:table-cell office:value-type="float" office:value="153513">
                <text:p>153513</text:p>
              </table:table-cell>
              <table:table-cell office:value-type="float" office:value="-130370">
                <text:p>-130370</text:p>
              </table:table-cell>
              <table:table-cell office:value-type="float" office:value="-56516">
                <text:p>-56516</text:p>
              </table:table-cell>
              <table:table-cell office:value-type="float" office:value="41990">
                <text:p>41990</text:p>
              </table:table-cell>
            </table:table-row>
            <table:table-row>
              <table:table-cell office:value-type="string">
                <text:p>Unternehmen 4</text:p>
                <draw:g>
                  <svg:desc>Sheet1.B13:Sheet1.B13</svg:desc>
                </draw:g>
              </table:table-cell>
              <table:table-cell office:value-type="float" office:value="45000">
                <text:p>45000</text:p>
                <draw:g>
                  <svg:desc>Sheet1.C13:Sheet1.I13</svg:desc>
                </draw:g>
              </table:table-cell>
              <table:table-cell office:value-type="float" office:value="102363">
                <text:p>102363</text:p>
              </table:table-cell>
              <table:table-cell office:value-type="float" office:value="154680">
                <text:p>154680</text:p>
              </table:table-cell>
              <table:table-cell office:value-type="float" office:value="228330">
                <text:p>228330</text:p>
              </table:table-cell>
              <table:table-cell office:value-type="float" office:value="345769">
                <text:p>345769</text:p>
              </table:table-cell>
              <table:table-cell office:value-type="float" office:value="379548">
                <text:p>379548</text:p>
              </table:table-cell>
              <table:table-cell office:value-type="float" office:value="428139">
                <text:p>4281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1cm" xlink:href=".." xlink:type="simple" chart:class="chart:bar" chart:style-name="ch1">
        <chart:title svg:x="4.592cm" svg:y="0.316cm" chart:style-name="ch2">
          <text:p>Lagerbestand an Fertigprodukten</text:p>
        </chart:title>
        <chart:legend chart:legend-position="bottom" svg:x="6.561cm" svg:y="8.221cm" style:legend-expansion="wide" chart:style-name="ch3"/>
        <chart:plot-area chart:style-name="ch4" table:cell-range-address="Sheet1.B21:Sheet1.I21" chart:data-source-has-labels="column" svg:x="1.321cm" svg:y="1.661cm" svg:width="14.057cm" svg:height="5.409cm">
          <chartooo:coordinate-region svg:x="2.144cm" svg:y="1.863cm" svg:width="13.234cm" svg:height="4.554cm"/>
          <chart:axis chart:dimension="x" chart:name="primary-x" chart:style-name="ch5">
            <chart:title svg:x="7.763cm" svg:y="7.25cm" chart:style-name="ch6">
              <text:p>Periode</text:p>
            </chart:title>
          </chart:axis>
          <chart:axis chart:dimension="y" chart:name="primary-y" chart:style-name="ch7">
            <chart:title svg:x="0.451cm" svg:y="4.75cm" chart:style-name="ch8">
              <text:p>Zelte</text:p>
            </chart:title>
            <chart:grid chart:style-name="ch9" chart:class="major"/>
          </chart:axis>
          <chart:series chart:style-name="ch10" chart:values-cell-range-address="Sheet1.C21:Sheet1.I21" chart:label-cell-address="Sheet1.B21:Sheet1.B2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Unternehmen 4</text:p>
                <draw:g>
                  <svg:desc>Sheet1.B21:Sheet1.B21</svg:desc>
                </draw:g>
              </table:table-cell>
              <table:table-cell office:value-type="float" office:value="0">
                <text:p>0</text:p>
                <draw:g>
                  <svg:desc>Sheet1.C21:Sheet1.I21</svg:desc>
                </draw:g>
              </table:table-cell>
              <table:table-cell office:value-type="float" office:value="187">
                <text:p>187</text:p>
              </table:table-cell>
              <table:table-cell office:value-type="float" office:value="464">
                <text:p>464</text:p>
              </table:table-cell>
              <table:table-cell office:value-type="float" office:value="193">
                <text:p>193</text:p>
              </table:table-cell>
              <table:table-cell office:value-type="float" office:value="154">
                <text:p>154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pie-offset="50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1cm" xlink:href=".." xlink:type="simple" chart:class="chart:line" chart:style-name="ch1">
        <chart:title svg:x="5.428cm" svg:y="0.316cm" chart:style-name="ch2">
          <text:p>Auslastung der Fertigung</text:p>
        </chart:title>
        <chart:legend chart:legend-position="bottom" svg:x="6.267cm" svg:y="8.221cm" style:legend-expansion="wide" chart:style-name="ch3"/>
        <chart:plot-area chart:style-name="ch4" table:cell-range-address="Sheet1.B25:Sheet1.I25" chart:data-source-has-labels="column" svg:x="0.77cm" svg:y="1.661cm" svg:width="14.608cm" svg:height="5.409cm">
          <chartooo:coordinate-region svg:x="2.397cm" svg:y="1.863cm" svg:width="12.884cm" svg:height="4.554cm"/>
          <chart:axis chart:dimension="x" chart:name="primary-x" chart:style-name="ch5">
            <chart:title svg:x="7.488cm" svg:y="7.25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5:Sheet1.I25" chart:label-cell-address="Sheet1.B25:Sheet1.B2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Unternehmen 4</text:p>
                <draw:g>
                  <svg:desc>Sheet1.B25:Sheet1.B25</svg:desc>
                </draw:g>
              </table:table-cell>
              <table:table-cell office:value-type="float" office:value="1">
                <text:p>1</text:p>
                <draw:g>
                  <svg:desc>Sheet1.C25:Sheet1.I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5">
                <text:p>0.8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03cm" svg:y="0.316cm" chart:style-name="ch2">
          <text:p>Auslastung des Personals</text:p>
        </chart:title>
        <chart:legend chart:legend-position="bottom" svg:x="4.226cm" svg:y="8.211cm" style:legend-expansion="wide" chart:style-name="ch3"/>
        <chart:plot-area chart:style-name="ch4" table:cell-range-address="Sheet1.A29:Sheet1.I29" chart:data-source-has-labels="column" svg:x="0.77cm" svg:y="1.661cm" svg:width="14.59cm" svg:height="5.399cm">
          <chartooo:coordinate-region svg:x="2.397cm" svg:y="1.863cm" svg:width="12.866cm" svg:height="4.544cm"/>
          <chart:axis chart:dimension="x" chart:name="primary-x" chart:style-name="ch5">
            <chart:title svg:x="7.479cm" svg:y="7.24cm" chart:style-name="ch6">
              <text:p>Period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9:Sheet1.I29" chart:label-cell-address="Sheet1.A29:Sheet1.B2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Auslastung des Personals Unternehmen 4</text:p>
                <text:list>
                  <text:list-item>
                    <text:p>Auslastung des Personals</text:p>
                  </text:list-item>
                  <text:list-item>
                    <text:p>Unternehmen 4</text:p>
                  </text:list-item>
                </text:list>
                <draw:g>
                  <svg:desc>Sheet1.A29:Sheet1.B29</svg:desc>
                </draw:g>
              </table:table-cell>
              <table:table-cell office:value-type="float" office:value="0.8889">
                <text:p>0.8889</text:p>
                <draw:g>
                  <svg:desc>Sheet1.C29:Sheet1.I29</svg:desc>
                </draw:g>
              </table:table-cell>
              <table:table-cell office:value-type="float" office:value="0.9788">
                <text:p>0.9788</text:p>
              </table:table-cell>
              <table:table-cell office:value-type="float" office:value="0.9877">
                <text:p>0.9877</text:p>
              </table:table-cell>
              <table:table-cell office:value-type="float" office:value="0.9942">
                <text:p>0.99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cccccc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95cm" xlink:href=".." xlink:type="simple" chart:class="chart:line" chart:row-mapping="1 2 0" chart:style-name="ch1">
        <chart:title svg:x="0.447cm" svg:y="0.315cm" chart:style-name="ch2">
          <text:p>Quotient aus Kassenbestand bzw. Überziehungskredit durch Bilanzsumme</text:p>
        </chart:title>
        <chart:legend chart:legend-position="bottom" svg:x="3.174cm" svg:y="7.702cm" style:legend-expansion="wide" chart:style-name="ch3"/>
        <chart:plot-area chart:style-name="ch4" table:cell-range-address="Sheet1.B35:Sheet1.I37" chart:data-source-has-labels="column" svg:x="0.77cm" svg:y="1.657cm" svg:width="14.595cm" svg:height="4.895cm">
          <chartooo:coordinate-region svg:x="1.635cm" svg:y="1.859cm" svg:width="13.633cm" svg:height="4.491cm"/>
          <chart:axis chart:dimension="x" chart:name="primary-x" chart:style-name="ch5">
            <chart:title svg:x="7.481cm" svg:y="6.731cm" chart:style-name="ch6">
              <text:p>Period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36:Sheet1.I36" chart:label-cell-address="Sheet1.B36:Sheet1.B36" chart:class="chart:line">
            <chart:data-point chart:repeated="7"/>
          </chart:series>
          <chart:series chart:style-name="ch9" chart:values-cell-range-address="Sheet1.C37:Sheet1.I37" chart:label-cell-address="Sheet1.B37:Sheet1.B37" chart:class="chart:line">
            <chart:data-point chart:repeated="7"/>
          </chart:series>
          <chart:series chart:style-name="ch10" chart:values-cell-range-address="Sheet1.C35:Sheet1.I35" chart:label-cell-address="Sheet1.B35:Sheet1.B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bestes Unternehmen</text:p>
                <draw:g>
                  <svg:desc>Sheet1.B36:Sheet1.B36</svg:desc>
                </draw:g>
              </table:table-cell>
              <table:table-cell office:value-type="float" office:value="0">
                <text:p>0</text:p>
                <draw:g>
                  <svg:desc>Sheet1.C36:Sheet1.I36</svg:desc>
                </draw:g>
              </table:table-cell>
              <table:table-cell office:value-type="float" office:value="0.453">
                <text:p>0.453</text:p>
              </table:table-cell>
              <table:table-cell office:value-type="float" office:value="0.116">
                <text:p>0.116</text:p>
              </table:table-cell>
              <table:table-cell office:value-type="float" office:value="0.231">
                <text:p>0.231</text:p>
              </table:table-cell>
              <table:table-cell office:value-type="float" office:value="0.312">
                <text:p>0.312</text:p>
              </table:table-cell>
              <table:table-cell office:value-type="float" office:value="-0.025">
                <text:p>-0.025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schlechtestes Unternehmen</text:p>
                <draw:g>
                  <svg:desc>Sheet1.B37:Sheet1.B37</svg:desc>
                </draw:g>
              </table:table-cell>
              <table:table-cell office:value-type="float" office:value="0">
                <text:p>0</text:p>
                <draw:g>
                  <svg:desc>Sheet1.C37:Sheet1.I37</svg:desc>
                </draw:g>
              </table:table-cell>
              <table:table-cell office:value-type="float" office:value="-0.412">
                <text:p>-0.412</text:p>
              </table:table-cell>
              <table:table-cell office:value-type="float" office:value="-0.415">
                <text:p>-0.415</text:p>
              </table:table-cell>
              <table:table-cell office:value-type="float" office:value="-0.393">
                <text:p>-0.393</text:p>
              </table:table-cell>
              <table:table-cell office:value-type="float" office:value="-0.818">
                <text:p>-0.818</text:p>
              </table:table-cell>
              <table:table-cell office:value-type="float" office:value="-0.831">
                <text:p>-0.831</text:p>
              </table:table-cell>
              <table:table-cell office:value-type="float" office:value="-0.318">
                <text:p>-0.318</text:p>
              </table:table-cell>
            </table:table-row>
            <table:table-row>
              <table:table-cell office:value-type="string">
                <text:p>Unternehmen 4</text:p>
                <draw:g>
                  <svg:desc>Sheet1.B35:Sheet1.B35</svg:desc>
                </draw:g>
              </table:table-cell>
              <table:table-cell office:value-type="float" office:value="0">
                <text:p>0</text:p>
                <draw:g>
                  <svg:desc>Sheet1.C35:Sheet1.I35</svg:desc>
                </draw:g>
              </table:table-cell>
              <table:table-cell office:value-type="float" office:value="0.187392477785319">
                <text:p>0.187392477785319</text:p>
              </table:table-cell>
              <table:table-cell office:value-type="float" office:value="-0.0771841671796749">
                <text:p>-0.0771841671796749</text:p>
              </table:table-cell>
              <table:table-cell office:value-type="float" office:value="-0.180139515798112">
                <text:p>-0.180139515798112</text:p>
              </table:table-cell>
              <table:table-cell office:value-type="float" office:value="-0.0685700739335931">
                <text:p>-0.0685700739335931</text:p>
              </table:table-cell>
              <table:table-cell office:value-type="float" office:value="-0.309442774072435">
                <text:p>-0.309442774072435</text:p>
              </table:table-cell>
              <table:table-cell office:value-type="float" office:value="0.257189733234473">
                <text:p>0.2571897332344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